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cm" draw:marker-start-width="0.235cm" draw:marker-end-width="0.235cm" draw:fill="solid" draw:fill-color="#ffff00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5" style:family="graphic" style:parent-style-name="objectwithoutfill">
      <style:graphic-properties svg:stroke-width="0.05cm" draw:marker-start-width="0.37cm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3cm"/>
    </style:style>
    <style:style style:name="gr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/>
    </style:style>
    <style:style style:name="gr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/>
    </style:style>
    <style:style style:name="gr11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Segoe UI'" style:font-style-name="Standard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'Segoe UI'" style:font-style-name-asian="Standard" style:font-size-asian="6pt" style:font-family-complex="'Segoe UI'" style:font-style-name-complex="Standard" style:font-size-complex="6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Segoe UI'" style:font-style-name="Standard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Segoe UI'" style:font-style-name-asian="Standard" style:font-size-asian="6.69999980926514pt" style:font-family-complex="'Segoe UI'" style:font-style-name-complex="Standard" style:font-size-complex="6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199cm" svg:height="0.199cm" svg:x="4.6cm" svg:y="3.8cm" svg:viewBox="0 0 1200 200" draw:points="0,50 999,50 999,0 1200,100 999,200 999,150 0,150">
          <text:p/>
        </draw:polygon>
        <draw:polygon draw:style-name="gr1" draw:text-style-name="P1" draw:layer="layout" svg:width="1.199cm" svg:height="0.199cm" svg:x="4.6cm" svg:y="3.2cm" svg:viewBox="0 0 1200 200" draw:points="0,50 999,50 999,0 1200,100 999,200 999,150 0,150">
          <text:p/>
        </draw:polygon>
        <draw:frame draw:style-name="gr2" draw:layer="layout" svg:width="8.7cm" svg:height="0.3cm" svg:x="2.2cm" svg:y="28.3cm">
          <draw:text-box>
            <text:p><text:file-name text:display="full">G:\github\RCC5V\odg\RW_5V_BlockDiagram_241127.odg</text:file-name></text:p>
          </draw:text-box>
        </draw:frame>
        <draw:rect draw:style-name="gr3" draw:text-style-name="P1" draw:layer="layout" svg:width="1.2cm" svg:height="1.2cm" svg:x="5.8cm" svg:y="3cm">
          <text:p/>
        </draw:rect>
        <draw:frame draw:style-name="gr4" draw:text-style-name="P2" draw:layer="layout" svg:width="1.1cm" svg:height="0.497cm" svg:x="5.85cm" svg:y="3.42cm">
          <draw:text-box>
            <text:p><text:span text:style-name="T1">SUPPLY</text:span></text:p>
          </draw:text-box>
        </draw:frame>
        <draw:polygon draw:style-name="gr1" draw:text-style-name="P1" draw:layer="layout" svg:width="0.199cm" svg:height="0.599cm" svg:x="8.1cm" svg:y="2.4cm" svg:viewBox="0 0 200 600" draw:points="100,0 200,200 150,200 150,400 200,400 100,600 0,400 50,400 50,200 0,200">
          <text:p/>
        </draw:polygon>
        <draw:frame draw:style-name="gr4" draw:text-style-name="P3" draw:layer="layout" svg:width="0.5cm" svg:height="0.5cm" svg:x="4.9cm" svg:y="2.8cm">
          <draw:text-box>
            <text:p><text:span text:style-name="T2">AC</text:span></text:p>
          </draw:text-box>
        </draw:frame>
        <draw:frame draw:style-name="gr4" draw:text-style-name="P3" draw:layer="layout" svg:width="0.601cm" svg:height="0.5cm" svg:x="4.9cm" svg:y="3.4cm">
          <draw:text-box>
            <text:p><text:span text:style-name="T2">DCC</text:span></text:p>
          </draw:text-box>
        </draw:frame>
        <draw:line draw:style-name="gr5" draw:text-style-name="P1" draw:layer="layout" svg:x1="7cm" svg:y1="3.6cm" svg:x2="7.6cm" svg:y2="3.6cm">
          <text:p/>
        </draw:line>
        <draw:rect draw:style-name="gr3" draw:text-style-name="P1" draw:layer="layout" svg:width="1.2cm" svg:height="1.2cm" svg:x="7.6cm" svg:y="3cm">
          <text:p/>
        </draw:rect>
        <draw:frame draw:style-name="gr4" draw:text-style-name="P2" draw:layer="layout" svg:width="0.6cm" svg:height="0.585cm" svg:x="7.9cm" svg:y="3.115cm">
          <draw:text-box>
            <text:p><text:span text:style-name="T3">μ</text:span><text:span text:style-name="T1">C</text:span></text:p>
          </draw:text-box>
        </draw:frame>
        <draw:line draw:style-name="gr5" draw:text-style-name="P1" draw:layer="layout" svg:x1="8.8cm" svg:y1="3.6cm" svg:x2="9.4cm" svg:y2="3.6cm">
          <text:p/>
        </draw:line>
        <draw:rect draw:style-name="gr3" draw:text-style-name="P1" draw:layer="layout" svg:width="1.2cm" svg:height="1.2cm" svg:x="9.4cm" svg:y="3cm">
          <text:p/>
        </draw:rect>
        <draw:frame draw:style-name="gr4" draw:text-style-name="P2" draw:layer="layout" svg:width="0.6cm" svg:height="0.497cm" svg:x="9.7cm" svg:y="3.415cm">
          <draw:text-box>
            <text:p><text:span text:style-name="T1">I2C</text:span></text:p>
          </draw:text-box>
        </draw:frame>
        <draw:line draw:style-name="gr5" draw:text-style-name="P1" draw:layer="layout" svg:x1="10.6cm" svg:y1="3.6cm" svg:x2="11.2cm" svg:y2="3.6cm">
          <text:p/>
        </draw:line>
        <draw:rect draw:style-name="gr3" draw:text-style-name="P1" draw:layer="layout" svg:width="1.2cm" svg:height="1.2cm" svg:x="11.2cm" svg:y="3cm">
          <text:p/>
        </draw:rect>
        <draw:frame draw:style-name="gr4" draw:text-style-name="P2" draw:layer="layout" svg:width="1cm" svg:height="0.9cm" svg:x="11.3cm" svg:y="3.2cm">
          <draw:text-box>
            <text:p><text:span text:style-name="T1"><text:s/></text:span><text:span text:style-name="T1">RCC-</text:span></text:p>
            <text:p><text:span text:style-name="T1">Block</text:span></text:p>
          </draw:text-box>
        </draw:frame>
        <draw:line draw:style-name="gr5" draw:text-style-name="P1" draw:layer="layout" svg:x1="12.4cm" svg:y1="3.6cm" svg:x2="13cm" svg:y2="3.6cm">
          <text:p/>
        </draw:line>
        <draw:rect draw:style-name="gr3" draw:text-style-name="P1" draw:layer="layout" svg:width="1.2cm" svg:height="1.2cm" svg:x="13cm" svg:y="3cm">
          <text:p/>
        </draw:rect>
        <draw:frame draw:style-name="gr6" draw:text-style-name="P2" draw:layer="layout" svg:width="1.1cm" svg:height="0.484cm" svg:x="13.05cm" svg:y="3.72cm">
          <draw:text-box>
            <text:p><text:span text:style-name="T1">Component</text:span></text:p>
          </draw:text-box>
        </draw:frame>
        <draw:frame draw:style-name="gr4" draw:text-style-name="P3" draw:layer="layout" svg:width="1cm" svg:height="0.497cm" svg:x="7.7cm" svg:y="1.903cm">
          <draw:text-box>
            <text:p><text:span text:style-name="T2">MQTT</text:span></text:p>
          </draw:text-box>
        </draw:frame>
        <draw:frame draw:style-name="gr4" draw:text-style-name="P3" draw:layer="layout" svg:width="1cm" svg:height="0.497cm" svg:x="11.3cm" svg:y="1.903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599cm" svg:x="11.7cm" svg:y="2.4cm" svg:viewBox="0 0 200 600" draw:points="150,0 150,400 200,400 100,600 0,400 50,400 50,0">
          <text:p/>
        </draw:polygon>
        <draw:g>
          <draw:polygon draw:style-name="gr7" draw:text-style-name="P1" draw:layer="layout" svg:width="0.799cm" svg:height="0.399cm" svg:x="13.3cm" svg:y="3.11cm" svg:viewBox="0 0 800 400" draw:points="800,200 750,0 0,200 0,400">
            <text:p/>
          </draw:polygon>
          <draw:polygon draw:style-name="gr8" draw:text-style-name="P1" draw:layer="layout" svg:width="0.674cm" svg:height="0.099cm" svg:x="13.35cm" svg:y="3.51cm" svg:viewBox="0 0 675 100" draw:points="0,0 0,66 208,99 468,100 675,51 675,0">
            <text:p/>
          </draw:polygon>
          <draw:rect draw:style-name="gr9" draw:text-style-name="P1" draw:layer="layout" svg:width="0.151cm" svg:height="0.048cm" svg:x="13.76cm" svg:y="3.528cm">
            <text:p/>
          </draw:rect>
          <draw:g>
            <draw:polygon draw:style-name="gr10" draw:text-style-name="P1" draw:layer="layout" svg:width="0.999cm" svg:height="0.199cm" svg:x="13.1cm" svg:y="3.31cm" svg:viewBox="0 0 1000 200" draw:points="1000,200 1000,0 0,0 1,200">
              <text:p/>
            </draw:polygon>
            <draw:line draw:style-name="gr11" draw:text-style-name="P1" draw:layer="layout" svg:x1="14.1cm" svg:y1="3.46cm" svg:x2="13.1cm" svg:y2="3.46cm">
              <text:p/>
            </draw:line>
            <draw:line draw:style-name="gr11" draw:text-style-name="P1" draw:layer="layout" svg:x1="14.1cm" svg:y1="3.36cm" svg:x2="13.1cm" svg:y2="3.36cm">
              <text:p/>
            </draw:line>
          </draw:g>
          <draw:line draw:style-name="gr11" draw:text-style-name="P1" draw:layer="layout" svg:x1="14.063cm" svg:y1="3.162cm" svg:x2="13.35cm" svg:y2="3.36cm">
            <text:p/>
          </draw:line>
          <draw:line draw:style-name="gr11" draw:text-style-name="P1" draw:layer="layout" svg:x1="14.088cm" svg:y1="3.259cm" svg:x2="13.35cm" svg:y2="3.46cm">
            <text:p/>
          </draw:line>
        </draw:g>
        <draw:line draw:style-name="gr5" draw:text-style-name="P1" draw:layer="layout" svg:x1="10.6cm" svg:y1="8.6cm" svg:x2="11.5cm" svg:y2="8.6cm">
          <text:p/>
        </draw:line>
        <draw:rect draw:style-name="gr3" draw:text-style-name="P1" draw:layer="layout" svg:width="1cm" svg:height="1.003cm" svg:x="11.5cm" svg:y="8.097cm">
          <text:p/>
        </draw:rect>
        <draw:frame draw:style-name="gr4" draw:text-style-name="P2" draw:layer="layout" svg:width="0.9cm" svg:height="0.803cm" svg:x="11.55cm" svg:y="8.2cm">
          <draw:text-box>
            <text:p><text:span text:style-name="T1"><text:s/></text:span><text:span text:style-name="T1">RCC-</text:span></text:p>
            <text:p><text:span text:style-name="T1">Block</text:span></text:p>
          </draw:text-box>
        </draw:frame>
        <draw:line draw:style-name="gr5" draw:text-style-name="P1" draw:layer="layout" svg:x1="12.5cm" svg:y1="8.597cm" svg:x2="13.1cm" svg:y2="8.597cm">
          <text:p/>
        </draw:line>
        <draw:rect draw:style-name="gr3" draw:text-style-name="P1" draw:layer="layout" svg:width="1cm" svg:height="1.003cm" svg:x="13.1cm" svg:y="8.097cm">
          <text:p/>
        </draw:rect>
        <draw:frame draw:style-name="gr6" draw:text-style-name="P2" draw:layer="layout" svg:width="0.95cm" svg:height="0.401cm" svg:x="13.15cm" svg:y="8.7cm">
          <draw:text-box>
            <text:p><text:span text:style-name="T1">Component</text:span></text:p>
          </draw:text-box>
        </draw:frame>
        <draw:frame draw:style-name="gr4" draw:text-style-name="P3" draw:layer="layout" svg:width="0.6cm" svg:height="0.397cm" svg:x="11.5cm" svg:y="7.6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396cm" svg:x="12.2cm" svg:y="7.7cm" svg:viewBox="0 0 200 397" draw:points="150,0 150,198 200,198 100,397 0,198 50,198 50,0">
          <text:p/>
        </draw:polygon>
        <draw:g>
          <draw:polygon draw:style-name="gr7" draw:text-style-name="P1" draw:layer="layout" svg:width="0.639cm" svg:height="0.313cm" svg:x="13.36cm" svg:y="8.207cm" svg:viewBox="0 0 640 314" draw:points="640,157 600,0 0,157 0,314">
            <text:p/>
          </draw:polygon>
          <draw:polygon draw:style-name="gr8" draw:text-style-name="P1" draw:layer="layout" svg:width="0.539cm" svg:height="0.078cm" svg:x="13.4cm" svg:y="8.521cm" svg:viewBox="0 0 540 79" draw:points="0,0 0,52 166,78 374,79 540,40 540,0">
            <text:p/>
          </draw:polygon>
          <draw:rect draw:style-name="gr9" draw:text-style-name="P1" draw:layer="layout" svg:width="0.121cm" svg:height="0.037cm" svg:x="13.728cm" svg:y="8.536cm">
            <text:p/>
          </draw:rect>
          <draw:g>
            <draw:polygon draw:style-name="gr10" draw:text-style-name="P1" draw:layer="layout" svg:width="0.799cm" svg:height="0.156cm" svg:x="13.2cm" svg:y="8.364cm" svg:viewBox="0 0 800 157" draw:points="800,157 800,0 0,0 0,157">
              <text:p/>
            </draw:polygon>
            <draw:line draw:style-name="gr11" draw:text-style-name="P1" draw:layer="layout" svg:x1="14cm" svg:y1="8.482cm" svg:x2="13.2cm" svg:y2="8.482cm">
              <text:p/>
            </draw:line>
            <draw:line draw:style-name="gr11" draw:text-style-name="P1" draw:layer="layout" svg:x1="14cm" svg:y1="8.404cm" svg:x2="13.2cm" svg:y2="8.404cm">
              <text:p/>
            </draw:line>
          </draw:g>
          <draw:line draw:style-name="gr11" draw:text-style-name="P1" draw:layer="layout" svg:x1="13.97cm" svg:y1="8.248cm" svg:x2="13.4cm" svg:y2="8.404cm">
            <text:p/>
          </draw:line>
          <draw:line draw:style-name="gr11" draw:text-style-name="P1" draw:layer="layout" svg:x1="13.99cm" svg:y1="8.324cm" svg:x2="13.4cm" svg:y2="8.482cm">
            <text:p/>
          </draw:line>
        </draw:g>
        <draw:rect draw:style-name="gr3" draw:text-style-name="P1" draw:layer="layout" svg:width="1cm" svg:height="1.003cm" svg:x="11.5cm" svg:y="6.405cm">
          <text:p/>
        </draw:rect>
        <draw:frame draw:style-name="gr4" draw:text-style-name="P2" draw:layer="layout" svg:width="0.9cm" svg:height="0.803cm" svg:x="11.55cm" svg:y="6.508cm">
          <draw:text-box>
            <text:p><text:span text:style-name="T1"><text:s/></text:span><text:span text:style-name="T1">RCC-</text:span></text:p>
            <text:p><text:span text:style-name="T1">Block</text:span></text:p>
          </draw:text-box>
        </draw:frame>
        <draw:line draw:style-name="gr5" draw:text-style-name="P1" draw:layer="layout" svg:x1="12.5cm" svg:y1="6.905cm" svg:x2="13.1cm" svg:y2="6.905cm">
          <text:p/>
        </draw:line>
        <draw:rect draw:style-name="gr3" draw:text-style-name="P1" draw:layer="layout" svg:width="1cm" svg:height="1.003cm" svg:x="13.1cm" svg:y="6.405cm">
          <text:p/>
        </draw:rect>
        <draw:frame draw:style-name="gr6" draw:text-style-name="P2" draw:layer="layout" svg:width="0.95cm" svg:height="0.401cm" svg:x="13.15cm" svg:y="7.008cm">
          <draw:text-box>
            <text:p><text:span text:style-name="T1">Component</text:span></text:p>
          </draw:text-box>
        </draw:frame>
        <draw:frame draw:style-name="gr4" draw:text-style-name="P3" draw:layer="layout" svg:width="0.6cm" svg:height="0.397cm" svg:x="11.5cm" svg:y="5.908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396cm" svg:x="12.2cm" svg:y="6.008cm" svg:viewBox="0 0 200 397" draw:points="150,0 150,198 200,198 100,397 0,198 50,198 50,0">
          <text:p/>
        </draw:polygon>
        <draw:g>
          <draw:polygon draw:style-name="gr7" draw:text-style-name="P1" draw:layer="layout" svg:width="0.639cm" svg:height="0.313cm" svg:x="13.36cm" svg:y="6.515cm" svg:viewBox="0 0 640 314" draw:points="640,157 600,0 0,157 0,314">
            <text:p/>
          </draw:polygon>
          <draw:polygon draw:style-name="gr8" draw:text-style-name="P1" draw:layer="layout" svg:width="0.539cm" svg:height="0.078cm" svg:x="13.4cm" svg:y="6.829cm" svg:viewBox="0 0 540 79" draw:points="0,0 0,52 166,78 374,79 540,40 540,0">
            <text:p/>
          </draw:polygon>
          <draw:rect draw:style-name="gr9" draw:text-style-name="P1" draw:layer="layout" svg:width="0.121cm" svg:height="0.037cm" svg:x="13.728cm" svg:y="6.844cm">
            <text:p/>
          </draw:rect>
          <draw:g>
            <draw:polygon draw:style-name="gr10" draw:text-style-name="P1" draw:layer="layout" svg:width="0.799cm" svg:height="0.156cm" svg:x="13.2cm" svg:y="6.672cm" svg:viewBox="0 0 800 157" draw:points="800,157 800,0 0,0 0,157">
              <text:p/>
            </draw:polygon>
            <draw:line draw:style-name="gr11" draw:text-style-name="P1" draw:layer="layout" svg:x1="14cm" svg:y1="6.79cm" svg:x2="13.2cm" svg:y2="6.79cm">
              <text:p/>
            </draw:line>
            <draw:line draw:style-name="gr11" draw:text-style-name="P1" draw:layer="layout" svg:x1="14cm" svg:y1="6.712cm" svg:x2="13.2cm" svg:y2="6.712cm">
              <text:p/>
            </draw:line>
          </draw:g>
          <draw:line draw:style-name="gr11" draw:text-style-name="P1" draw:layer="layout" svg:x1="13.97cm" svg:y1="6.556cm" svg:x2="13.4cm" svg:y2="6.712cm">
            <text:p/>
          </draw:line>
          <draw:line draw:style-name="gr11" draw:text-style-name="P1" draw:layer="layout" svg:x1="13.99cm" svg:y1="6.632cm" svg:x2="13.4cm" svg:y2="6.79cm">
            <text:p/>
          </draw:line>
        </draw:g>
        <draw:rect draw:style-name="gr3" draw:text-style-name="P1" draw:layer="layout" svg:width="1cm" svg:height="1.003cm" svg:x="11.5cm" svg:y="9.805cm">
          <text:p/>
        </draw:rect>
        <draw:frame draw:style-name="gr4" draw:text-style-name="P2" draw:layer="layout" svg:width="0.9cm" svg:height="0.803cm" svg:x="11.55cm" svg:y="9.908cm">
          <draw:text-box>
            <text:p><text:span text:style-name="T1"><text:s/></text:span><text:span text:style-name="T1">RCC-</text:span></text:p>
            <text:p><text:span text:style-name="T1">Block</text:span></text:p>
          </draw:text-box>
        </draw:frame>
        <draw:line draw:style-name="gr5" draw:text-style-name="P1" draw:layer="layout" svg:x1="12.5cm" svg:y1="10.305cm" svg:x2="13.1cm" svg:y2="10.305cm">
          <text:p/>
        </draw:line>
        <draw:rect draw:style-name="gr3" draw:text-style-name="P1" draw:layer="layout" svg:width="1cm" svg:height="1.003cm" svg:x="13.1cm" svg:y="9.805cm">
          <text:p/>
        </draw:rect>
        <draw:frame draw:style-name="gr6" draw:text-style-name="P2" draw:layer="layout" svg:width="0.95cm" svg:height="0.401cm" svg:x="13.15cm" svg:y="10.408cm">
          <draw:text-box>
            <text:p><text:span text:style-name="T1">Component</text:span></text:p>
          </draw:text-box>
        </draw:frame>
        <draw:frame draw:style-name="gr4" draw:text-style-name="P3" draw:layer="layout" svg:width="0.6cm" svg:height="0.397cm" svg:x="11.5cm" svg:y="9.308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396cm" svg:x="12.2cm" svg:y="9.408cm" svg:viewBox="0 0 200 397" draw:points="150,0 150,198 200,198 100,397 0,198 50,198 50,0">
          <text:p/>
        </draw:polygon>
        <draw:polyline draw:style-name="gr5" draw:text-style-name="P1" draw:layer="layout" svg:width="0.487cm" svg:height="1.699cm" svg:x="11cm" svg:y="6.9cm" svg:viewBox="0 0 488 1700" draw:points="0,1700 0,0 488,2">
          <text:p/>
        </draw:polyline>
        <draw:polyline draw:style-name="gr5" draw:text-style-name="P1" draw:layer="layout" svg:width="0.475cm" svg:height="1.702cm" svg:x="11cm" svg:y="8.6cm" svg:viewBox="0 0 476 1703" draw:points="0,0 0,1700 476,1703">
          <text:p/>
        </draw:polyline>
        <draw:g>
          <draw:polygon draw:style-name="gr10" draw:text-style-name="P1" draw:layer="layout" svg:width="0.799cm" svg:height="0.199cm" svg:x="13.2cm" svg:y="10.1cm" svg:viewBox="0 0 800 200" draw:points="800,200 800,0 0,0 0,200">
            <text:p/>
          </draw:polygon>
          <draw:line draw:style-name="gr11" draw:text-style-name="P1" draw:layer="layout" svg:x1="14cm" svg:y1="10.25cm" svg:x2="13.2cm" svg:y2="10.25cm">
            <text:p/>
          </draw:line>
          <draw:line draw:style-name="gr11" draw:text-style-name="P1" draw:layer="layout" svg:x1="14cm" svg:y1="10.15cm" svg:x2="13.2cm" svg:y2="10.15cm">
            <text:p/>
          </draw:line>
          <draw:rect draw:style-name="gr9" draw:text-style-name="P1" draw:layer="layout" svg:width="0.172cm" svg:height="0.048cm" svg:x="13.429cm" svg:y="10.175cm">
            <text:p/>
          </draw:rect>
        </draw:g>
        <draw:rect draw:style-name="gr3" draw:text-style-name="P1" draw:layer="layout" svg:width="1.2cm" svg:height="1.2cm" svg:x="4cm" svg:y="14.797cm">
          <text:p/>
        </draw:rect>
        <draw:frame draw:style-name="gr4" draw:text-style-name="P3" draw:layer="layout" svg:width="1cm" svg:height="0.497cm" svg:x="4.1cm" svg:y="15.212cm">
          <draw:text-box>
            <text:p><text:span text:style-name="T2">PLUG</text:span></text:p>
          </draw:text-box>
        </draw:frame>
        <draw:polygon draw:style-name="gr1" draw:text-style-name="P1" draw:layer="layout" svg:width="0.599cm" svg:height="0.199cm" svg:x="3.4cm" svg:y="14.997cm" svg:viewBox="0 0 600 200" draw:points="0,50 400,50 400,0 600,100 400,200 400,150 0,150">
          <text:p/>
        </draw:polygon>
        <draw:polygon draw:style-name="gr1" draw:text-style-name="P1" draw:layer="layout" svg:width="0.199cm" svg:height="0.599cm" svg:x="6.3cm" svg:y="14.197cm" svg:viewBox="0 0 200 600" draw:points="100,0 200,200 150,200 150,400 200,400 100,600 0,400 50,400 50,200 0,200">
          <text:p/>
        </draw:polygon>
        <draw:frame draw:style-name="gr4" draw:text-style-name="P3" draw:layer="layout" svg:width="0.5cm" svg:height="0.5cm" svg:x="2.7cm" svg:y="14.897cm">
          <draw:text-box>
            <text:p><text:span text:style-name="T2">AC</text:span></text:p>
          </draw:text-box>
        </draw:frame>
        <draw:frame draw:style-name="gr4" draw:text-style-name="P3" draw:layer="layout" svg:width="0.601cm" svg:height="0.5cm" svg:x="2.7cm" svg:y="15.497cm">
          <draw:text-box>
            <text:p><text:span text:style-name="T2">DCC</text:span></text:p>
          </draw:text-box>
        </draw:frame>
        <draw:line draw:style-name="gr5" draw:text-style-name="P1" draw:layer="layout" svg:x1="5.2cm" svg:y1="15.397cm" svg:x2="5.8cm" svg:y2="15.397cm">
          <text:p/>
        </draw:line>
        <draw:rect draw:style-name="gr3" draw:text-style-name="P1" draw:layer="layout" svg:width="1.2cm" svg:height="1.2cm" svg:x="5.8cm" svg:y="14.797cm">
          <text:p/>
        </draw:rect>
        <draw:frame draw:style-name="gr4" draw:text-style-name="P3" draw:layer="layout" svg:width="1cm" svg:height="0.497cm" svg:x="5.893cm" svg:y="15.212cm">
          <draw:text-box>
            <text:p><text:span text:style-name="T2">ESP32</text:span></text:p>
          </draw:text-box>
        </draw:frame>
        <draw:line draw:style-name="gr5" draw:text-style-name="P1" draw:layer="layout" svg:x1="7cm" svg:y1="15.397cm" svg:x2="7.6cm" svg:y2="15.397cm">
          <text:p/>
        </draw:line>
        <draw:rect draw:style-name="gr3" draw:text-style-name="P1" draw:layer="layout" svg:width="1.2cm" svg:height="1.2cm" svg:x="7.6cm" svg:y="14.797cm">
          <text:p/>
        </draw:rect>
        <draw:frame draw:style-name="gr4" draw:text-style-name="P3" draw:layer="layout" svg:width="0.6cm" svg:height="0.497cm" svg:x="7.9cm" svg:y="15.212cm">
          <draw:text-box>
            <text:p><text:span text:style-name="T2">I2C</text:span></text:p>
          </draw:text-box>
        </draw:frame>
        <draw:line draw:style-name="gr5" draw:text-style-name="P1" draw:layer="layout" svg:x1="8.8cm" svg:y1="15.397cm" svg:x2="9.4cm" svg:y2="15.397cm">
          <text:p/>
        </draw:line>
        <draw:rect draw:style-name="gr3" draw:text-style-name="P1" draw:layer="layout" svg:width="1.2cm" svg:height="1.2cm" svg:x="9.4cm" svg:y="14.797cm">
          <text:p/>
        </draw:rect>
        <draw:frame draw:style-name="gr4" draw:text-style-name="P3" draw:layer="layout" svg:width="1cm" svg:height="0.9cm" svg:x="9.5cm" svg:y="14.997cm">
          <draw:text-box>
            <text:p><text:span text:style-name="T2"><text:s/></text:span><text:span text:style-name="T2">RCC-</text:span></text:p>
            <text:p><text:span text:style-name="T2">Block</text:span></text:p>
          </draw:text-box>
        </draw:frame>
        <draw:line draw:style-name="gr5" draw:text-style-name="P1" draw:layer="layout" svg:x1="10.6cm" svg:y1="15.397cm" svg:x2="11.2cm" svg:y2="15.397cm">
          <text:p/>
        </draw:line>
        <draw:rect draw:style-name="gr3" draw:text-style-name="P1" draw:layer="layout" svg:width="1.2cm" svg:height="1.2cm" svg:x="11.2cm" svg:y="14.797cm">
          <text:p/>
        </draw:rect>
        <draw:frame draw:style-name="gr6" draw:text-style-name="P3" draw:layer="layout" svg:width="1.1cm" svg:height="0.484cm" svg:x="11.25cm" svg:y="15.517cm">
          <draw:text-box>
            <text:p><text:span text:style-name="T2">Component</text:span></text:p>
          </draw:text-box>
        </draw:frame>
        <draw:frame draw:style-name="gr4" draw:text-style-name="P3" draw:layer="layout" svg:width="1cm" svg:height="0.497cm" svg:x="5.9cm" svg:y="13.7cm">
          <draw:text-box>
            <text:p><text:span text:style-name="T2">MQTT</text:span></text:p>
          </draw:text-box>
        </draw:frame>
        <draw:frame draw:style-name="gr4" draw:text-style-name="P3" draw:layer="layout" svg:width="1cm" svg:height="0.497cm" svg:x="9.5cm" svg:y="13.7cm">
          <draw:text-box>
            <text:p><text:span text:style-name="T2">Local</text:span></text:p>
          </draw:text-box>
        </draw:frame>
        <draw:polygon draw:style-name="gr1" draw:text-style-name="P1" draw:layer="layout" svg:width="0.599cm" svg:height="0.199cm" svg:x="3.4cm" svg:y="15.597cm" svg:viewBox="0 0 600 200" draw:points="0,50 400,50 400,0 600,100 400,200 400,150 0,150">
          <text:p/>
        </draw:polygon>
        <draw:polygon draw:style-name="gr1" draw:text-style-name="P1" draw:layer="layout" svg:width="0.199cm" svg:height="0.599cm" svg:x="9.9cm" svg:y="14.197cm" svg:viewBox="0 0 200 600" draw:points="150,0 150,400 200,400 100,600 0,400 50,400 50,0">
          <text:p/>
        </draw:polygon>
        <draw:g>
          <draw:polygon draw:style-name="gr7" draw:text-style-name="P1" draw:layer="layout" svg:width="0.799cm" svg:height="0.399cm" svg:x="11.5cm" svg:y="14.907cm" svg:viewBox="0 0 800 400" draw:points="800,200 750,0 0,200 0,400">
            <text:p/>
          </draw:polygon>
          <draw:polygon draw:style-name="gr8" draw:text-style-name="P1" draw:layer="layout" svg:width="0.674cm" svg:height="0.099cm" svg:x="11.55cm" svg:y="15.307cm" svg:viewBox="0 0 675 100" draw:points="0,0 0,66 208,99 468,100 675,51 675,0">
            <text:p/>
          </draw:polygon>
          <draw:rect draw:style-name="gr9" draw:text-style-name="P1" draw:layer="layout" svg:width="0.151cm" svg:height="0.048cm" svg:x="11.96cm" svg:y="15.325cm">
            <text:p/>
          </draw:rect>
          <draw:g>
            <draw:polygon draw:style-name="gr10" draw:text-style-name="P1" draw:layer="layout" svg:width="0.999cm" svg:height="0.199cm" svg:x="11.3cm" svg:y="15.107cm" svg:viewBox="0 0 1000 200" draw:points="1000,200 1000,0 0,0 1,200">
              <text:p/>
            </draw:polygon>
            <draw:line draw:style-name="gr11" draw:text-style-name="P1" draw:layer="layout" svg:x1="12.3cm" svg:y1="15.257cm" svg:x2="11.3cm" svg:y2="15.257cm">
              <text:p/>
            </draw:line>
            <draw:line draw:style-name="gr11" draw:text-style-name="P1" draw:layer="layout" svg:x1="12.3cm" svg:y1="15.157cm" svg:x2="11.3cm" svg:y2="15.157cm">
              <text:p/>
            </draw:line>
          </draw:g>
          <draw:line draw:style-name="gr11" draw:text-style-name="P1" draw:layer="layout" svg:x1="12.263cm" svg:y1="14.959cm" svg:x2="11.55cm" svg:y2="15.157cm">
            <text:p/>
          </draw:line>
          <draw:line draw:style-name="gr11" draw:text-style-name="P1" draw:layer="layout" svg:x1="12.288cm" svg:y1="15.056cm" svg:x2="11.55cm" svg:y2="15.257cm">
            <text:p/>
          </draw:line>
        </draw:g>
        <draw:rect draw:style-name="gr3" draw:text-style-name="P1" draw:layer="layout" svg:width="1.2cm" svg:height="1.2cm" svg:x="4cm" svg:y="19.794cm">
          <text:p/>
        </draw:rect>
        <draw:frame draw:style-name="gr4" draw:text-style-name="P3" draw:layer="layout" svg:width="1cm" svg:height="0.497cm" svg:x="4.1cm" svg:y="20.209cm">
          <draw:text-box>
            <text:p><text:span text:style-name="T2">PLUG</text:span></text:p>
          </draw:text-box>
        </draw:frame>
        <draw:polygon draw:style-name="gr1" draw:text-style-name="P1" draw:layer="layout" svg:width="0.599cm" svg:height="0.199cm" svg:x="3.4cm" svg:y="19.994cm" svg:viewBox="0 0 600 200" draw:points="0,50 400,50 400,0 600,100 400,200 400,150 0,150">
          <text:p/>
        </draw:polygon>
        <draw:polygon draw:style-name="gr1" draw:text-style-name="P1" draw:layer="layout" svg:width="0.199cm" svg:height="0.599cm" svg:x="6.3cm" svg:y="19.194cm" svg:viewBox="0 0 200 600" draw:points="100,0 200,200 150,200 150,400 200,400 100,600 0,400 50,400 50,200 0,200">
          <text:p/>
        </draw:polygon>
        <draw:frame draw:style-name="gr4" draw:text-style-name="P3" draw:layer="layout" svg:width="0.5cm" svg:height="0.5cm" svg:x="2.7cm" svg:y="19.894cm">
          <draw:text-box>
            <text:p><text:span text:style-name="T2">AC</text:span></text:p>
          </draw:text-box>
        </draw:frame>
        <draw:frame draw:style-name="gr4" draw:text-style-name="P3" draw:layer="layout" svg:width="0.601cm" svg:height="0.5cm" svg:x="2.7cm" svg:y="20.494cm">
          <draw:text-box>
            <text:p><text:span text:style-name="T2">DCC</text:span></text:p>
          </draw:text-box>
        </draw:frame>
        <draw:line draw:style-name="gr5" draw:text-style-name="P1" draw:layer="layout" svg:x1="5.2cm" svg:y1="20.394cm" svg:x2="5.8cm" svg:y2="20.394cm">
          <text:p/>
        </draw:line>
        <draw:rect draw:style-name="gr3" draw:text-style-name="P1" draw:layer="layout" svg:width="1.2cm" svg:height="1.2cm" svg:x="5.8cm" svg:y="19.794cm">
          <text:p/>
        </draw:rect>
        <draw:frame draw:style-name="gr4" draw:text-style-name="P3" draw:layer="layout" svg:width="1cm" svg:height="0.497cm" svg:x="5.893cm" svg:y="20.209cm">
          <draw:text-box>
            <text:p><text:span text:style-name="T2">ESP32</text:span></text:p>
          </draw:text-box>
        </draw:frame>
        <draw:line draw:style-name="gr5" draw:text-style-name="P1" draw:layer="layout" svg:x1="7cm" svg:y1="20.394cm" svg:x2="7.6cm" svg:y2="20.394cm">
          <text:p/>
        </draw:line>
        <draw:rect draw:style-name="gr3" draw:text-style-name="P1" draw:layer="layout" svg:width="1.2cm" svg:height="1.2cm" svg:x="7.6cm" svg:y="19.794cm">
          <text:p/>
        </draw:rect>
        <draw:frame draw:style-name="gr4" draw:text-style-name="P3" draw:layer="layout" svg:width="0.6cm" svg:height="0.497cm" svg:x="7.9cm" svg:y="20.209cm">
          <draw:text-box>
            <text:p><text:span text:style-name="T2">I2C</text:span></text:p>
          </draw:text-box>
        </draw:frame>
        <draw:line draw:style-name="gr5" draw:text-style-name="P1" draw:layer="layout" svg:x1="8.8cm" svg:y1="20.394cm" svg:x2="9.6cm" svg:y2="20.397cm">
          <text:p/>
        </draw:line>
        <draw:rect draw:style-name="gr3" draw:text-style-name="P1" draw:layer="layout" svg:width="1cm" svg:height="1.003cm" svg:x="9.6cm" svg:y="19.894cm">
          <text:p/>
        </draw:rect>
        <draw:frame draw:style-name="gr4" draw:text-style-name="P3" draw:layer="layout" svg:width="0.9cm" svg:height="0.803cm" svg:x="9.65cm" svg:y="19.997cm">
          <draw:text-box>
            <text:p><text:span text:style-name="T2"><text:s/></text:span><text:span text:style-name="T2">RCC-</text:span></text:p>
            <text:p><text:span text:style-name="T2">Block</text:span></text:p>
          </draw:text-box>
        </draw:frame>
        <draw:line draw:style-name="gr5" draw:text-style-name="P1" draw:layer="layout" svg:x1="10.6cm" svg:y1="20.394cm" svg:x2="11.2cm" svg:y2="20.394cm">
          <text:p/>
        </draw:line>
        <draw:rect draw:style-name="gr3" draw:text-style-name="P1" draw:layer="layout" svg:width="1cm" svg:height="1.003cm" svg:x="11.2cm" svg:y="19.894cm">
          <text:p/>
        </draw:rect>
        <draw:frame draw:style-name="gr6" draw:text-style-name="P3" draw:layer="layout" svg:width="0.95cm" svg:height="0.401cm" svg:x="11.25cm" svg:y="20.497cm">
          <draw:text-box>
            <text:p><text:span text:style-name="T2">Component</text:span></text:p>
          </draw:text-box>
        </draw:frame>
        <draw:frame draw:style-name="gr4" draw:text-style-name="P3" draw:layer="layout" svg:width="1cm" svg:height="0.497cm" svg:x="5.9cm" svg:y="18.697cm">
          <draw:text-box>
            <text:p><text:span text:style-name="T2">MQTT</text:span></text:p>
          </draw:text-box>
        </draw:frame>
        <draw:frame draw:style-name="gr4" draw:text-style-name="P3" draw:layer="layout" svg:width="0.6cm" svg:height="0.397cm" svg:x="9.6cm" svg:y="19.397cm">
          <draw:text-box>
            <text:p><text:span text:style-name="T2">Local</text:span></text:p>
          </draw:text-box>
        </draw:frame>
        <draw:polygon draw:style-name="gr1" draw:text-style-name="P1" draw:layer="layout" svg:width="0.599cm" svg:height="0.199cm" svg:x="3.4cm" svg:y="20.594cm" svg:viewBox="0 0 600 200" draw:points="0,50 400,50 400,0 600,100 400,200 400,150 0,150">
          <text:p/>
        </draw:polygon>
        <draw:polygon draw:style-name="gr1" draw:text-style-name="P1" draw:layer="layout" svg:width="0.199cm" svg:height="0.396cm" svg:x="10.3cm" svg:y="19.497cm" svg:viewBox="0 0 200 397" draw:points="150,0 150,198 200,198 100,397 0,198 50,198 50,0">
          <text:p/>
        </draw:polygon>
        <draw:g>
          <draw:polygon draw:style-name="gr7" draw:text-style-name="P1" draw:layer="layout" svg:width="0.639cm" svg:height="0.313cm" svg:x="11.46cm" svg:y="20.004cm" svg:viewBox="0 0 640 314" draw:points="640,157 600,0 0,157 0,314">
            <text:p/>
          </draw:polygon>
          <draw:polygon draw:style-name="gr8" draw:text-style-name="P1" draw:layer="layout" svg:width="0.539cm" svg:height="0.078cm" svg:x="11.5cm" svg:y="20.318cm" svg:viewBox="0 0 540 79" draw:points="0,0 0,52 166,78 374,79 540,40 540,0">
            <text:p/>
          </draw:polygon>
          <draw:rect draw:style-name="gr9" draw:text-style-name="P1" draw:layer="layout" svg:width="0.121cm" svg:height="0.037cm" svg:x="11.828cm" svg:y="20.333cm">
            <text:p/>
          </draw:rect>
          <draw:g>
            <draw:polygon draw:style-name="gr10" draw:text-style-name="P1" draw:layer="layout" svg:width="0.799cm" svg:height="0.156cm" svg:x="11.3cm" svg:y="20.161cm" svg:viewBox="0 0 800 157" draw:points="800,157 800,0 0,0 0,157">
              <text:p/>
            </draw:polygon>
            <draw:line draw:style-name="gr11" draw:text-style-name="P1" draw:layer="layout" svg:x1="12.1cm" svg:y1="20.279cm" svg:x2="11.3cm" svg:y2="20.279cm">
              <text:p/>
            </draw:line>
            <draw:line draw:style-name="gr11" draw:text-style-name="P1" draw:layer="layout" svg:x1="12.1cm" svg:y1="20.201cm" svg:x2="11.3cm" svg:y2="20.201cm">
              <text:p/>
            </draw:line>
          </draw:g>
          <draw:line draw:style-name="gr11" draw:text-style-name="P1" draw:layer="layout" svg:x1="12.07cm" svg:y1="20.045cm" svg:x2="11.5cm" svg:y2="20.201cm">
            <text:p/>
          </draw:line>
          <draw:line draw:style-name="gr11" draw:text-style-name="P1" draw:layer="layout" svg:x1="12.09cm" svg:y1="20.121cm" svg:x2="11.5cm" svg:y2="20.279cm">
            <text:p/>
          </draw:line>
        </draw:g>
        <draw:rect draw:style-name="gr3" draw:text-style-name="P1" draw:layer="layout" svg:width="1cm" svg:height="1.003cm" svg:x="9.6cm" svg:y="18.202cm">
          <text:p/>
        </draw:rect>
        <draw:frame draw:style-name="gr4" draw:text-style-name="P3" draw:layer="layout" svg:width="0.9cm" svg:height="0.803cm" svg:x="9.65cm" svg:y="18.305cm">
          <draw:text-box>
            <text:p><text:span text:style-name="T2"><text:s/></text:span><text:span text:style-name="T2">RCC-</text:span></text:p>
            <text:p><text:span text:style-name="T2">Block</text:span></text:p>
          </draw:text-box>
        </draw:frame>
        <draw:line draw:style-name="gr5" draw:text-style-name="P1" draw:layer="layout" svg:x1="10.6cm" svg:y1="18.702cm" svg:x2="11.2cm" svg:y2="18.702cm">
          <text:p/>
        </draw:line>
        <draw:rect draw:style-name="gr3" draw:text-style-name="P1" draw:layer="layout" svg:width="1cm" svg:height="1.003cm" svg:x="11.2cm" svg:y="18.202cm">
          <text:p/>
        </draw:rect>
        <draw:frame draw:style-name="gr6" draw:text-style-name="P3" draw:layer="layout" svg:width="0.95cm" svg:height="0.401cm" svg:x="11.25cm" svg:y="18.805cm">
          <draw:text-box>
            <text:p><text:span text:style-name="T2">Component</text:span></text:p>
          </draw:text-box>
        </draw:frame>
        <draw:frame draw:style-name="gr4" draw:text-style-name="P3" draw:layer="layout" svg:width="0.6cm" svg:height="0.397cm" svg:x="9.6cm" svg:y="17.705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396cm" svg:x="10.3cm" svg:y="17.805cm" svg:viewBox="0 0 200 397" draw:points="150,0 150,198 200,198 100,397 0,198 50,198 50,0">
          <text:p/>
        </draw:polygon>
        <draw:g>
          <draw:polygon draw:style-name="gr7" draw:text-style-name="P1" draw:layer="layout" svg:width="0.639cm" svg:height="0.313cm" svg:x="11.46cm" svg:y="18.312cm" svg:viewBox="0 0 640 314" draw:points="640,157 600,0 0,157 0,314">
            <text:p/>
          </draw:polygon>
          <draw:polygon draw:style-name="gr8" draw:text-style-name="P1" draw:layer="layout" svg:width="0.539cm" svg:height="0.078cm" svg:x="11.5cm" svg:y="18.626cm" svg:viewBox="0 0 540 79" draw:points="0,0 0,52 166,78 374,79 540,40 540,0">
            <text:p/>
          </draw:polygon>
          <draw:rect draw:style-name="gr9" draw:text-style-name="P1" draw:layer="layout" svg:width="0.121cm" svg:height="0.037cm" svg:x="11.828cm" svg:y="18.641cm">
            <text:p/>
          </draw:rect>
          <draw:g>
            <draw:polygon draw:style-name="gr10" draw:text-style-name="P1" draw:layer="layout" svg:width="0.799cm" svg:height="0.156cm" svg:x="11.3cm" svg:y="18.469cm" svg:viewBox="0 0 800 157" draw:points="800,157 800,0 0,0 0,157">
              <text:p/>
            </draw:polygon>
            <draw:line draw:style-name="gr11" draw:text-style-name="P1" draw:layer="layout" svg:x1="12.1cm" svg:y1="18.587cm" svg:x2="11.3cm" svg:y2="18.587cm">
              <text:p/>
            </draw:line>
            <draw:line draw:style-name="gr11" draw:text-style-name="P1" draw:layer="layout" svg:x1="12.1cm" svg:y1="18.509cm" svg:x2="11.3cm" svg:y2="18.509cm">
              <text:p/>
            </draw:line>
          </draw:g>
          <draw:line draw:style-name="gr11" draw:text-style-name="P1" draw:layer="layout" svg:x1="12.07cm" svg:y1="18.353cm" svg:x2="11.5cm" svg:y2="18.509cm">
            <text:p/>
          </draw:line>
          <draw:line draw:style-name="gr11" draw:text-style-name="P1" draw:layer="layout" svg:x1="12.09cm" svg:y1="18.429cm" svg:x2="11.5cm" svg:y2="18.587cm">
            <text:p/>
          </draw:line>
        </draw:g>
        <draw:rect draw:style-name="gr3" draw:text-style-name="P1" draw:layer="layout" svg:width="1cm" svg:height="1.003cm" svg:x="9.6cm" svg:y="21.602cm">
          <text:p/>
        </draw:rect>
        <draw:frame draw:style-name="gr4" draw:text-style-name="P3" draw:layer="layout" svg:width="0.9cm" svg:height="0.803cm" svg:x="9.65cm" svg:y="21.705cm">
          <draw:text-box>
            <text:p><text:span text:style-name="T2"><text:s/></text:span><text:span text:style-name="T2">RCC-</text:span></text:p>
            <text:p><text:span text:style-name="T2">Block</text:span></text:p>
          </draw:text-box>
        </draw:frame>
        <draw:line draw:style-name="gr5" draw:text-style-name="P1" draw:layer="layout" svg:x1="10.6cm" svg:y1="22.102cm" svg:x2="11.2cm" svg:y2="22.102cm">
          <text:p/>
        </draw:line>
        <draw:rect draw:style-name="gr3" draw:text-style-name="P1" draw:layer="layout" svg:width="1cm" svg:height="1.003cm" svg:x="11.2cm" svg:y="21.602cm">
          <text:p/>
        </draw:rect>
        <draw:frame draw:style-name="gr6" draw:text-style-name="P3" draw:layer="layout" svg:width="0.95cm" svg:height="0.401cm" svg:x="11.25cm" svg:y="22.205cm">
          <draw:text-box>
            <text:p><text:span text:style-name="T2">Component</text:span></text:p>
          </draw:text-box>
        </draw:frame>
        <draw:frame draw:style-name="gr4" draw:text-style-name="P3" draw:layer="layout" svg:width="0.6cm" svg:height="0.397cm" svg:x="9.6cm" svg:y="21.105cm">
          <draw:text-box>
            <text:p><text:span text:style-name="T2">Local</text:span></text:p>
          </draw:text-box>
        </draw:frame>
        <draw:polygon draw:style-name="gr1" draw:text-style-name="P1" draw:layer="layout" svg:width="0.199cm" svg:height="0.396cm" svg:x="10.3cm" svg:y="21.205cm" svg:viewBox="0 0 200 397" draw:points="150,0 150,198 200,198 100,397 0,198 50,198 50,0">
          <text:p/>
        </draw:polygon>
        <draw:polyline draw:style-name="gr5" draw:text-style-name="P1" draw:layer="layout" svg:width="0.487cm" svg:height="1.699cm" svg:x="9.1cm" svg:y="18.697cm" svg:viewBox="0 0 488 1700" draw:points="0,1700 0,0 488,2">
          <text:p/>
        </draw:polyline>
        <draw:polyline draw:style-name="gr5" draw:text-style-name="P1" draw:layer="layout" svg:width="0.475cm" svg:height="1.702cm" svg:x="9.1cm" svg:y="20.397cm" svg:viewBox="0 0 476 1703" draw:points="0,0 0,1700 476,1703">
          <text:p/>
        </draw:polyline>
        <draw:g>
          <draw:polygon draw:style-name="gr10" draw:text-style-name="P1" draw:layer="layout" svg:width="0.799cm" svg:height="0.199cm" svg:x="11.3cm" svg:y="21.897cm" svg:viewBox="0 0 800 200" draw:points="800,200 800,0 0,0 0,200">
            <text:p/>
          </draw:polygon>
          <draw:line draw:style-name="gr11" draw:text-style-name="P1" draw:layer="layout" svg:x1="12.1cm" svg:y1="22.047cm" svg:x2="11.3cm" svg:y2="22.047cm">
            <text:p/>
          </draw:line>
          <draw:line draw:style-name="gr11" draw:text-style-name="P1" draw:layer="layout" svg:x1="12.1cm" svg:y1="21.947cm" svg:x2="11.3cm" svg:y2="21.947cm">
            <text:p/>
          </draw:line>
          <draw:rect draw:style-name="gr9" draw:text-style-name="P1" draw:layer="layout" svg:width="0.172cm" svg:height="0.048cm" svg:x="11.529cm" svg:y="21.972cm">
            <text:p/>
          </draw:rect>
        </draw:g>
        <draw:frame draw:style-name="gr4" draw:text-style-name="P3" draw:layer="layout" svg:width="1cm" svg:height="0.413cm" svg:x="7.7cm" svg:y="3.7cm">
          <draw:text-box>
            <text:p><text:span text:style-name="T4">+Shields</text:span></text:p>
          </draw:text-box>
        </draw:frame>
        <draw:rect draw:style-name="gr3" draw:text-style-name="P1" draw:layer="layout" svg:width="1.2cm" svg:height="1.2cm" svg:x="3.4cm" svg:y="3cm">
          <text:p/>
        </draw:rect>
        <draw:frame draw:style-name="gr4" draw:text-style-name="P2" draw:layer="layout" svg:width="1.1cm" svg:height="0.497cm" svg:x="3.45cm" svg:y="3.42cm">
          <draw:text-box>
            <text:p><text:span text:style-name="T1">FEED-IN</text:span></text:p>
          </draw:text-box>
        </draw:frame>
        <draw:polygon draw:style-name="gr1" draw:text-style-name="P1" draw:layer="layout" svg:width="1.199cm" svg:height="0.199cm" svg:x="4.6cm" svg:y="8.797cm" svg:viewBox="0 0 1200 200" draw:points="0,50 999,50 999,0 1200,100 999,200 999,150 0,150">
          <text:p/>
        </draw:polygon>
        <draw:polygon draw:style-name="gr1" draw:text-style-name="P1" draw:layer="layout" svg:width="1.199cm" svg:height="0.199cm" svg:x="4.6cm" svg:y="8.197cm" svg:viewBox="0 0 1200 200" draw:points="0,50 999,50 999,0 1200,100 999,200 999,150 0,150">
          <text:p/>
        </draw:polygon>
        <draw:rect draw:style-name="gr3" draw:text-style-name="P1" draw:layer="layout" svg:width="1.2cm" svg:height="1.2cm" svg:x="5.8cm" svg:y="7.997cm">
          <text:p/>
        </draw:rect>
        <draw:frame draw:style-name="gr4" draw:text-style-name="P2" draw:layer="layout" svg:width="1.1cm" svg:height="0.497cm" svg:x="5.85cm" svg:y="8.417cm">
          <draw:text-box>
            <text:p><text:span text:style-name="T1">SUPPLY</text:span></text:p>
          </draw:text-box>
        </draw:frame>
        <draw:polygon draw:style-name="gr1" draw:text-style-name="P1" draw:layer="layout" svg:width="0.199cm" svg:height="0.599cm" svg:x="8.1cm" svg:y="7.397cm" svg:viewBox="0 0 200 600" draw:points="100,0 200,200 150,200 150,400 200,400 100,600 0,400 50,400 50,200 0,200">
          <text:p/>
        </draw:polygon>
        <draw:frame draw:style-name="gr4" draw:text-style-name="P3" draw:layer="layout" svg:width="0.5cm" svg:height="0.5cm" svg:x="4.9cm" svg:y="7.797cm">
          <draw:text-box>
            <text:p><text:span text:style-name="T2">AC</text:span></text:p>
          </draw:text-box>
        </draw:frame>
        <draw:frame draw:style-name="gr4" draw:text-style-name="P3" draw:layer="layout" svg:width="0.601cm" svg:height="0.5cm" svg:x="4.9cm" svg:y="8.397cm">
          <draw:text-box>
            <text:p><text:span text:style-name="T2">DCC</text:span></text:p>
          </draw:text-box>
        </draw:frame>
        <draw:line draw:style-name="gr5" draw:text-style-name="P1" draw:layer="layout" svg:x1="7cm" svg:y1="8.597cm" svg:x2="7.6cm" svg:y2="8.597cm">
          <text:p/>
        </draw:line>
        <draw:rect draw:style-name="gr3" draw:text-style-name="P1" draw:layer="layout" svg:width="1.2cm" svg:height="1.2cm" svg:x="7.6cm" svg:y="7.997cm">
          <text:p/>
        </draw:rect>
        <draw:frame draw:style-name="gr4" draw:text-style-name="P2" draw:layer="layout" svg:width="0.6cm" svg:height="0.585cm" svg:x="7.9cm" svg:y="8.112cm">
          <draw:text-box>
            <text:p><text:span text:style-name="T3">μ</text:span><text:span text:style-name="T1">C</text:span></text:p>
          </draw:text-box>
        </draw:frame>
        <draw:line draw:style-name="gr5" draw:text-style-name="P1" draw:layer="layout" svg:x1="8.8cm" svg:y1="8.597cm" svg:x2="9.4cm" svg:y2="8.597cm">
          <text:p/>
        </draw:line>
        <draw:rect draw:style-name="gr3" draw:text-style-name="P1" draw:layer="layout" svg:width="1.2cm" svg:height="1.2cm" svg:x="9.4cm" svg:y="7.997cm">
          <text:p/>
        </draw:rect>
        <draw:frame draw:style-name="gr4" draw:text-style-name="P2" draw:layer="layout" svg:width="0.6cm" svg:height="0.497cm" svg:x="9.7cm" svg:y="8.412cm">
          <draw:text-box>
            <text:p><text:span text:style-name="T1">I2C</text:span></text:p>
          </draw:text-box>
        </draw:frame>
        <draw:frame draw:style-name="gr4" draw:text-style-name="P3" draw:layer="layout" svg:width="1cm" svg:height="0.497cm" svg:x="7.7cm" svg:y="6.9cm">
          <draw:text-box>
            <text:p><text:span text:style-name="T2">MQTT</text:span></text:p>
          </draw:text-box>
        </draw:frame>
        <draw:frame draw:style-name="gr4" draw:text-style-name="P3" draw:layer="layout" svg:width="1cm" svg:height="0.413cm" svg:x="7.7cm" svg:y="8.697cm">
          <draw:text-box>
            <text:p><text:span text:style-name="T4">+Shields</text:span></text:p>
          </draw:text-box>
        </draw:frame>
        <draw:rect draw:style-name="gr3" draw:text-style-name="P1" draw:layer="layout" svg:width="1.2cm" svg:height="1.2cm" svg:x="3.4cm" svg:y="7.997cm">
          <text:p/>
        </draw:rect>
        <draw:frame draw:style-name="gr4" draw:text-style-name="P2" draw:layer="layout" svg:width="1.1cm" svg:height="0.497cm" svg:x="3.45cm" svg:y="8.417cm">
          <draw:text-box>
            <text:p><text:span text:style-name="T1">FEED-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11-27T08:57:16.94</dc:date>
    <meta:editing-duration>P1DT7H31M50S</meta:editing-duration>
    <meta:editing-cycles>126</meta:editing-cycles>
    <meta:generator>OpenOffice/4.1.15$Win32 OpenOffice.org_project/4115m2$Build-9813</meta:generator>
    <meta:print-date>2024-10-20T09:56:13.86</meta:print-date>
    <dc:creator>Karl Hartinger</dc:creator>
    <meta:printed-by>Karl Hartinger</meta:printed-by>
    <meta:document-statistic meta:object-count="197"/>
  </office:meta>
</office:document-meta>
</file>